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3.75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3.133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165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5752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0.2in" fo:break-before="auto" style:use-optimal-row-height="true"/>
    </style:style>
    <style:style style:name="ro15" style:family="table-row">
      <style:table-row-properties style:row-height="1.3264in" fo:break-before="auto" style:use-optimal-row-height="true"/>
    </style:style>
    <style:style style:name="ro16" style:family="table-row">
      <style:table-row-properties style:row-height="2.0728in" fo:break-before="auto" style:use-optimal-row-height="true"/>
    </style:style>
    <style:style style:name="ro17" style:family="table-row">
      <style:table-row-properties style:row-height="2.8189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3" style:family="table-cell" style:parent-style-name="Default" style:data-style-name="N0">
      <style:table-cell-properties fo:background-color="#d0e0e3" style:text-align-source="fix" style:repeat-content="false" style:vertical-align="automatic"/>
      <style:paragraph-properties fo:text-align="center"/>
      <style:text-properties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94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3" style:family="table-cell" style:parent-style-name="Default" style:data-style-name="N0"/>
    <style:style style:name="ce95" style:family="table-cell" style:parent-style-name="Default" style:data-style-name="N0">
      <style:table-cell-properties fo:background-color="#a4c2f4" style:text-align-source="fix" style:repeat-content="false" style:vertical-align="automatic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fo:background-color="#6d9eeb" fo:border-left="none" fo:border-right="none" fo:border-top="none"/>
    </style:style>
    <style:style style:name="ce98" style:family="table-cell" style:parent-style-name="Default" style:data-style-name="N0">
      <style:table-cell-properties fo:border-bottom="none" fo:background-color="#cfe2f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/>
      <style:text-properties fo:color="#cc0000" style:font-name="Cantarell" fo:font-size="7pt" fo:font-weight="bold" style:font-name-asian="Cantarell" style:font-size-asian="7pt" style:font-weight-asian="bold" style:font-name-complex="Cantarell" style:font-size-complex="7pt" style:font-weight-complex="bold"/>
    </style:style>
    <style:style style:name="ce104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6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0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103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8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11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97" style:family="table-cell" style:parent-style-name="Default" style:data-style-name="N0">
      <style:table-cell-properties fo:border-bottom="0.06pt solid #000000" fo:background-color="#6d9eeb" style:text-align-source="fix" style:repeat-content="false" fo:border-left="none" fo:border-right="none" fo:border-top="none" style:vertical-align="middle"/>
      <style:paragraph-properties fo:text-align="center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" style:family="table-cell" style:parent-style-name="Default" style:data-style-name="N0">
      <style:table-cell-properties fo:border-bottom="0.06pt solid #ffffff" fo:background-color="#000000" fo:border-left="none" fo:border-right="none" fo:border-top="none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1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1" fo:font-size="11pt" style:font-name-asian="Ubuntu Mono1" style:font-size-asian="11pt" style:font-name-complex="Ubuntu Mono1" style:font-size-complex="11pt"/>
    </style:style>
    <style:style style:name="ce30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2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" fo:font-size="11pt" style:font-name-asian="Ubuntu Mono" style:font-size-asian="11pt" style:font-name-complex="Ubuntu Mono" style:font-size-complex="11pt"/>
    </style:style>
    <style:style style:name="ce58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,Arial" fo:font-size="11pt" style:font-name-asian="Ubuntu Mono,Arial" style:font-size-asian="11pt" style:font-name-complex="Ubuntu Mono,Arial" style:font-size-complex="11pt"/>
    </style:style>
    <style:style style:name="ce87" style:family="table-cell" style:parent-style-name="Default" style:data-style-name="N0">
      <style:table-cell-properties fo:border-bottom="0.06pt solid #ffffff" fo:background-color="#666666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fo:font-size="11pt" style:font-name-asian="Cantarell" style:font-size-asian="11pt" style:font-name-complex="Cantarell" style:font-size-complex="11pt"/>
    </style:style>
    <style:style style:name="ce17" style:family="table-cell" style:parent-style-name="Default" style:data-style-name="N0">
      <style:table-cell-properties fo:background-color="#cfe2f3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2" style:family="table-cell" style:parent-style-name="Default" style:data-style-name="N0">
      <style:table-cell-properties fo:background-color="#cfe2f3" style:text-align-source="fix" style:repeat-content="false" style:vertical-align="middle"/>
      <style:paragraph-properties fo:text-align="center"/>
      <style:text-properties fo:color="#99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fo:font-size="11pt" style:font-name-asian="Cantarell" style:font-size-asian="11pt" style:font-name-complex="Cantarell" style:font-size-complex="11pt"/>
    </style:style>
    <style:style style:name="ce35" style:family="table-cell" style:parent-style-name="Default" style:data-style-name="N0">
      <style:table-cell-properties fo:background-color="#c9daf8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37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53" style:family="table-cell" style:parent-style-name="Default" style:data-style-name="N0">
      <style:table-cell-properties fo:background-color="#cfe2f3" fo:wrap-option="wrap" style:vertical-align="middle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4" style:family="table-cell" style:parent-style-name="Default" style:data-style-name="N0">
      <style:table-cell-properties fo:background-color="#cfe2f3" fo:wrap-option="wrap" style:vertical-align="automatic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7" style:family="table-cell" style:parent-style-name="Default" style:data-style-name="N0">
      <style:table-cell-properties fo:background-color="#cfe2f3" style:vertical-align="automatic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c9daf8"/>
      <style:text-properties style:font-name="Ubuntu Mono1" fo:font-size="11pt" style:font-name-asian="Ubuntu Mono1" style:font-size-asian="11pt" style:font-name-complex="Ubuntu Mono1" style:font-size-complex="11pt"/>
    </style:style>
    <style:style style:name="ce64" style:family="table-cell" style:parent-style-name="Default" style:data-style-name="N0">
      <style:table-cell-properties fo:background-color="#c9daf8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8" style:family="table-cell" style:parent-style-name="Default" style:data-style-name="N0">
      <style:table-cell-properties fo:background-color="#c9daf8" fo:wrap-option="wrap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9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73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4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2pt" fo:font-style="italic" fo:font-weight="bold" style:font-name-asian="Cantarell" style:font-size-asian="12pt" style:font-style-asian="italic" style:font-weight-asian="bold" style:font-name-complex="Cantarell" style:font-size-complex="12pt" style:font-style-complex="italic" style:font-weight-complex="bold"/>
    </style:style>
    <style:style style:name="ce85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6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8pt" style:font-name-asian="Cantarell" style:font-size-asian="8pt" style:font-name-complex="Cantarell" style:font-size-complex="8pt"/>
    </style:style>
    <style:style style:name="ce88" style:family="table-cell" style:parent-style-name="Default" style:data-style-name="N0">
      <style:table-cell-properties fo:border-bottom="0.06pt solid #ffffff" fo:background-color="#666666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0" style:family="table-cell" style:parent-style-name="Default" style:data-style-name="N0">
      <style:table-cell-properties fo:background-color="#cfe2f3"/>
      <style:text-properties style:font-name="Ubuntu Mono1" fo:font-size="11pt" style:font-name-asian="Ubuntu Mono1" style:font-size-asian="11pt" style:font-name-complex="Ubuntu Mono1" style:font-size-complex="11pt"/>
    </style:style>
    <style:style style:name="ce140" style:family="table-cell" style:parent-style-name="Default" style:data-style-name="N0">
      <style:table-cell-properties fo:background-color="#e69138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fce5cd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2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3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fff2cc" style:text-align-source="fix" style:repeat-content="false" fo:border-left="none" fo:border-right="none" fo:border-top="non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fo:font-size="11pt" style:font-name-asian="Cantarell" style:font-size-asian="11pt" style:font-name-complex="Cantarell" style:font-size-complex="11pt"/>
    </style:style>
    <style:style style:name="ce51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9" style:family="table-cell" style:parent-style-name="Default" style:data-style-name="N0">
      <style:table-cell-properties fo:background-color="#fff2cc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150" style:family="table-cell" style:parent-style-name="Default" style:data-style-name="N0">
      <style:table-cell-properties fo:background-color="#741b47" style:text-align-source="fix" style:repeat-content="false" style:vertical-align="middle"/>
      <style:paragraph-properties fo:text-align="center"/>
      <style:text-properties fo:color="#ffffff"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8" style:family="table-cell" style:parent-style-name="Default" style:data-style-name="N0">
      <style:table-cell-properties fo:border-bottom="0.06pt solid #000000" fo:background-color="#d5a6bd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2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docs-Cantarell" fo:font-size="11pt" fo:font-weight="bold" style:font-name-asian="docs-Cantarell" style:font-size-asian="11pt" style:font-weight-asian="bold" style:font-name-complex="docs-Cantarell" style:font-size-complex="11pt" style:font-weight-complex="bold"/>
    </style:style>
    <style:style style:name="ce155" style:family="table-cell" style:parent-style-name="Default" style:data-style-name="N0">
      <style:table-cell-properties fo:background-color="#6aa84f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9" style:family="table-cell" style:parent-style-name="Default" style:data-style-name="N0">
      <style:table-cell-properties fo:border-bottom="0.06pt solid #000000" fo:background-color="#d9ead3" style:text-align-source="fix" style:repeat-content="false" fo:border-left="none" fo:border-right="none" fo:border-top="non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5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31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44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e97132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7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9" style:family="table-cell" style:parent-style-name="Default" style:data-style-name="N0">
      <style:table-cell-properties fo:border-bottom="0.06pt solid #ffffff" fo:background-color="#000000" fo:border-left="none" fo:border-right="none" fo:border-top="0.06pt solid #000000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00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6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8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3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8" style:family="table-cell" style:parent-style-name="Default" style:data-style-name="N10111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5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6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7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2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6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7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8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80" style:family="table-cell" style:parent-style-name="Default" style:data-style-name="N0">
      <style:table-cell-properties fo:background-color="#000000" style:vertical-align="automatic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1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2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1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6" style:family="table-cell" style:parent-style-name="Default" style:data-style-name="N0">
      <style:table-cell-properties fo:background-color="#cfe2f3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0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ff9900" style:font-name="Ubuntu Mono1" fo:font-size="11pt" style:font-name-asian="Ubuntu Mono1" style:font-size-asian="11pt" style:font-name-complex="Ubuntu Mono1" style:font-size-complex="11pt"/>
    </style:style>
    <style:style style:name="ce28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59" style:family="table-cell" style:parent-style-name="Default" style:data-style-name="N0">
      <style:table-cell-properties fo:background-color="#cfe2f3" style:text-align-source="fix" style:repeat-content="false" style:vertical-align="automatic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9" style:family="table-cell" style:parent-style-name="Default" style:data-style-name="N0">
      <style:table-cell-properties fo:background-color="#c9daf8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3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4" style:family="table-cell" style:parent-style-name="Default" style:data-style-name="N0">
      <style:table-cell-properties fo:background-color="#cfe2f3" style:text-align-source="fix" style:repeat-content="false" fo:wrap-option="wrap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32" style:family="table-cell" style:parent-style-name="Default" style:data-style-name="N0">
      <style:table-cell-properties fo:background-color="#c9daf8" style:vertical-align="top"/>
      <style:text-properties style:font-name="Ubuntu Mono1" fo:font-size="11pt" fo:font-style="italic" style:font-name-asian="Ubuntu Mono1" style:font-size-asian="11pt" style:font-style-asian="italic" style:font-name-complex="Ubuntu Mono1" style:font-size-complex="11pt" style:font-style-complex="italic"/>
    </style:style>
    <style:style style:name="ce34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39" style:family="table-cell" style:parent-style-name="Default" style:data-style-name="N0">
      <style:table-cell-properties fo:background-color="#c9daf8" fo:wrap-option="wrap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1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5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6" style:family="table-cell" style:parent-style-name="Default" style:data-style-name="N0">
      <style:table-cell-properties fo:background-color="#c9daf8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7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9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0" style:family="table-cell" style:parent-style-name="Default" style:data-style-name="N0">
      <style:table-cell-properties fo:background-color="#cfe2f3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62" style:family="table-cell" style:parent-style-name="Default" style:data-style-name="N0">
      <style:table-cell-properties fo:background-color="#c9daf8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3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5" style:family="table-cell" style:parent-style-name="Default" style:data-style-name="N0">
      <style:table-cell-properties fo:background-color="#c9daf8" style:vertical-align="top"/>
      <style:text-properties style:font-name="Cantarell" fo:font-size="11pt" style:font-name-asian="Cantarell" style:font-size-asian="11pt" style:font-name-complex="Cantarell" style:font-size-complex="11pt"/>
    </style:style>
    <style:style style:name="ce66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67" style:family="table-cell" style:parent-style-name="Default" style:data-style-name="N0">
      <style:table-cell-properties fo:background-color="#c9daf8" style:text-align-source="fix" style:repeat-content="false" fo:wrap-option="wrap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71" style:family="table-cell" style:parent-style-name="Default" style:data-style-name="N0">
      <style:table-cell-properties fo:background-color="#cfe2f3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4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5" style:family="table-cell" style:parent-style-name="Default" style:data-style-name="N0">
      <style:table-cell-properties fo:background-color="#cfe2f3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T1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4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0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1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2" style:family="text">
      <style:text-properties fo:color="#ff00ff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4" style:family="text">
      <style:text-properties fo:color="#cc0000" style:font-name="Cantarell" fo:font-size="12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00ff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ffffff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  <style:style style:name="T17" style:family="text">
      <style:text-properties fo:color="#ff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ffff"/>
    </style:style>
    <style:style style:name="T19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00ffff"/>
    </style:style>
    <style:style style:name="T20" style:family="text">
      <style:text-properties fo:color="#00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fo:color="#ff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color="#00ff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 fo:color="#ffffff"/>
    </style:style>
    <style:style style:name="T24" style:family="text">
      <style:text-properties fo:color="#ff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color="#00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fo:color="#ff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00ff"/>
    </style:style>
    <style:style style:name="T29" style:family="text">
      <style:text-properties fo:color="#000000" style:font-name="Ubuntu Mono1" fo:font-size="11pt" fo:font-weight="bold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color="#000000" style:font-name="Ubuntu Mono1" fo:font-size="11pt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style-asian="normal" style:font-style-complex="normal" fo:font-weight="normal" style:font-weight-asian="normal" style:font-weight-complex="normal"/>
    </style:style>
    <style:style style:name="T31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fo:color="#00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3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4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35" style:family="text">
      <style:text-properties fo:color="#000000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3" table:default-cell-style-name="ce3"/>
        <table:table-column table:style-name="co9" table:default-cell-style-name="ce3"/>
        <table:table-row table:style-name="ro1">
          <table:table-cell table:style-name="ce93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4" office:value-type="string" calcext:value-type="string" table:number-columns-spanned="10" table:number-rows-spanned="20">
            <text:p>⚠️⚠️⚠️⚠️⚠️⚠️⚠️⚠️⚠️⚠️⚠️</text:p>
            <text:p/>
            <text:p><text:span text:style-name="T1">[FR] ATTENTION</text:span></text:p>
            <text:p><text:span text:style-name="T1">Les comportements présents dans cet Excel </text:span><text:span text:style-name="T2">ne sont pas tous a gérer</text:span><text:span text:style-name="T3"> dans la Mandatory du projet Minishell !</text:span></text:p>
            <text:p><text:span text:style-name="T1">Ne vous mettez pas la pression pour essayer de tous les gérer !</text:span></text:p>
            <text:p><text:span text:style-name="T1">Vérifiez juste pour ces cas non gerables s'ils ne Segfault pas, ou n'effectuent pas un comportement suspect !</text:span></text:p>
            <text:p><text:span text:style-name="T1">Utilisez votre bon sens pour exploiter au mieux ce document et faire un Minishell pas trop ambitieux, selon votre situation du projet.</text:span></text:p>
            <text:p><text:span text:style-name="T1">(Par contre, si vous etes chauds pour tout gérer, GG à vous !)</text:span></text:p>
            <text:p/>
            <text:p/>
            <text:p><text:span text:style-name="T1">Bon courage et n'hésitez pas à m'envoyer un MP si besoin !</text:span></text:p>
            <text:p/>
            <text:p><text:span text:style-name="T1">--------------------------------------------------------</text:span></text:p>
            <text:p/>
            <text:p><text:span text:style-name="T1">[EN] WARNING</text:span></text:p>
            <text:p><text:span text:style-name="T1">The behaviors listed in this Excel file </text:span><text:span text:style-name="T2">are not all required to be handled</text:span><text:span text:style-name="T3"> in the mandatory part of the Minishell project!</text:span></text:p>
            <text:p><text:span text:style-name="T1">Don't stress yourself out trying to handle all of them!</text:span></text:p>
            <text:p><text:span text:style-name="T1">Just make sure that these unmanageable cases don't cause a segfault or exhibit suspicious behavior!</text:span></text:p>
            <text:p><text:span text:style-name="T1">Use your common sense to make the best use of this document and create a Minishell that is not overly ambitious, depending on your project situation.</text:span></text:p>
            <text:p><text:span text:style-name="T1">(However, if you're up for handling everything, GG to you!)</text:span></text:p>
            <text:p/>
            <text:p><text:span text:style-name="T1">Good luck, and feel free to DM me if needed!</text:span></text:p>
            <text:p/>
            <text:p/>
            <text:p><text:span text:style-name="T4">(</text:span><text:span text:style-name="T5">GitHub : vietdu91</text:span><text:span text:style-name="T6"> / </text:span><text:span text:style-name="T7">Discord : vietdu91#6048</text:span><text:span text:style-name="T8"> </text:span><text:span text:style-name="T6">/ </text:span><text:span text:style-name="T9">Intra : emtran</text:span><text:span text:style-name="T6">)</text:span></text:p>
            <text:p/>
            <text:p><text:span text:style-name="T10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6" table:number-columns-spanned="1" table:number-rows-spanned="2"/>
          <table:table-cell table:style-name="ce97" office:value-type="string" calcext:value-type="string" table:number-columns-spanned="1" table:number-rows-spanned="2">
            <text:p>test.c</text:p>
          </table:table-cell>
          <table:table-cell table:style-name="ce96" table:number-columns-spanned="1" table:number-rows-spanned="2"/>
          <table:table-cell table:style-name="ce140" office:value-type="string" calcext:value-type="string">
            <text:p>A faire</text:p>
          </table:table-cell>
          <table:table-cell table:style-name="ce143" office:value-type="string" calcext:value-type="string">
            <text:p>A tester</text:p>
          </table:table-cell>
          <table:table-cell table:style-name="ce150" office:value-type="string" calcext:value-type="string">
            <text:p>Leaks ?</text:p>
          </table:table-cell>
          <table:table-cell table:style-name="ce155" office:value-type="string" calcext:value-type="string">
            <text:p>Fonctionne</text:p>
          </table:table-cell>
          <table:table-cell table:style-name="ce97" office:value-type="string" calcext:value-type="string" table:number-columns-spanned="1" table:number-rows-spanned="2">
            <text:p>Comportement attendu</text:p>
          </table:table-cell>
          <table:table-cell table:style-name="ce97" office:value-type="string" calcext:value-type="string" table:number-columns-spanned="1" table:number-rows-spanned="2">
            <text:p>Sortie d'exit (echo $?)</text:p>
          </table:table-cell>
          <table:table-cell table:style-name="ce97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OK <text:span text:style-name="T26">KO</text:span></text:p>
          </table:table-cell>
          <table:table-cell table:style-name="ce9" office:value-type="string" calcext:value-type="string">
            <text:p>OK <text:span text:style-name="T27">KO</text:span></text:p>
          </table:table-cell>
          <table:covered-table-cell table:number-columns-repeated="3"/>
          <table:table-cell table:number-columns-repeated="1014"/>
        </table:table-row>
        <table:table-row table:style-name="ro6">
          <table:table-cell table:style-name="ce98" office:value-type="string" calcext:value-type="string" table:number-columns-spanned="1" table:number-rows-spanned="57">
            <text:p>CARACTERES A LA VOLEE (SYNTAXE) <text:span text:style-name="T11">🌦</text:span></text:p>
          </table:table-cell>
          <table:table-cell table:style-name="ce10" office:value-type="string" calcext:value-type="string">
            <text:p><text:span text:style-name="T15">$&gt;</text:span> \n (touche entrée)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99" office:value-type="string" calcext:value-type="string" table:number-columns-spanned="1" table:number-rows-spanned="5">
            <text:p>$&gt;</text:p>
          </table:table-cell>
          <table:table-cell table:style-name="ce16" office:value-type="string" calcext:value-type="string">
            <text:p>Exit de l'ancienne commande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espaces</text:span>]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tabulations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: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!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0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&l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&gt;&gt;&gt;&gt;&gt;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&lt;&lt;&lt;&lt;&lt;&lt;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&gt; &gt;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/../../../../.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///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-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-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|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|||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|&g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;;;;;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( (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crashtest.c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Docs/attest.cation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*/*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24" office:value-type="string" calcext:value-type="string">
            <text:p><text:span text:style-name="T29">[BONUS] </text:span><text:span text:style-name="T30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: filename argument required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.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/!\ A gerer comme une 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4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4ABC=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 que ta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Makefile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14">
            <text:p>ECHO <text:span text:style-name="T12">🎉</text:span></text:p>
          </table:table-cell>
          <table:table-cell table:style-name="ce19" office:value-type="string" calcext:value-type="string">
            <text:p><text:span text:style-name="T15">$&gt; </text:span>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-n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"-n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Que Ta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n 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string" calcext:value-type="string">
            <text:p>M'affiche `\n hola`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" "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""''echo hola""'''' que""'' tal""''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33" office:value-type="string" calcext:value-type="string">
            <text:p><text:span text:style-name="T15">$&gt;</text:span> echo -n -n Hola Qu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p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p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n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-nnn -nnn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hola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nn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nn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nn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 | echo $? | echo $?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:$=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:$=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 $ " | cat -e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 $ '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NON GER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text:span text:style-name="T21">xterm-256color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38" office:value-type="string" calcext:value-type="string">
            <text:p><text:span text:style-name="T21">100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string" calcext:value-type="string">
            <text:p>J'ai pas UID dans la env. je ne sais pas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0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$HOME%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<text:span text:style-name="T21">1000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Probleme avec UID</text:p>
          </table:table-cell>
          <table:table-cell table:number-columns-repeated="1014"/>
        </table:table-row>
        <table:table-row table:style-name="ro8">
          <table:covered-table-cell/>
          <table:table-cell table:style-name="ce42" office:value-type="string" calcext:value-type="string">
            <text:p><text:span text:style-name="T15">$&gt;</text:span><text:span text:style-name="T18"> echo Le path de mon HOME est $HOM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e path de mon HOME est<text:span text:style-name="T21"> 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42" office:value-type="string" calcext:value-type="string">
            <text:p><text:span text:style-name="T15">$&gt;</text:span><text:span text:style-name="T18"> echo $USER$var\$USER$USER\$USERtest$USER</text:span>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3" office:value-type="string" calcext:value-type="string">
            <text:p><text:span text:style-name="T21">vietdu91</text:span><text:span text:style-name="T18">$USER</text:span><text:span text:style-name="T28">vietdu91</text:span><text:span text:style-name="T18">$USERtest</text:span><text:span text:style-name="T28">vietdu91</text:span>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Cas d'un variable inexistant</text:p>
            <text:p><text:span text:style-name="T31">Probleme avec * qui n'est pas considérée comme un caractère de variable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 $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Problème avec -nn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&gt; &l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Problème me met token`&gt;' au lieu de l'autre chevr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| |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Attend une autre entrée de ligne alors que devrait bugge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echo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EechoE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echo.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echo.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echo&g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2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exec + leak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echo&l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Message d'erreur incorrect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echo&gt;&g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exec + mauvais message d'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|echo|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fin de readlin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|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*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*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D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Docs Dockers Drawings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Z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*Z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 </text:span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*hola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*hola 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8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8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'HOME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HOME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'ME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"'$HO''ME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'''ME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1" office:value-type="string" calcext:value-type="string">
            <text:p>Petit espace en trop dans l'affichag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''ME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ME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=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=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LA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DONTEXIS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o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'o'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'h'o'la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'h'o'la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"h'o'la"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'hola'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"hola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"hola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'ho"''''l"a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"l"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"""""""""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''''''''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''''''''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''''''''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"""""""""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"""""""""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"cho 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ho 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 "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e"'c'ho 'b'"o"nj"o"'u'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"e"'c'ho 'b'"o"nj"o"'u'r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'c'ho 'b'onjo'u'r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Makefil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 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102" office:value-type="string" calcext:value-type="string" table:number-columns-spanned="1" table:number-rows-spanned="10">
            <text:p>💰</text:p>
          </table:table-cell>
          <table:table-cell table:style-name="ce19" office:value-type="string" calcext:value-type="string">
            <text:p><text:span text:style-name="T15">$&gt;</text:span> $?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50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?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0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?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?<text:span text:style-name="T21">/home/vietdu91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$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HOMEdskjhfkdshfs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$HOMEdskjhfkdshfsd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$HOMEdskjhfkdshfsd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$HOMEsddfddfssfdf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bash: -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0">
            <text:p>SIGNAUX 🛰</text:p>
          </table:table-cell>
          <table:table-cell table:style-name="ce19" office:value-type="string" calcext:value-type="string">
            <text:p><text:span text:style-name="T15">$&gt; </text:span><text:span text:style-name="T19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<text:span text:style-name="T20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(faire <text:span text:style-name="T20">Ctlr-C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| rev(faire <text:span text:style-name="T20">Ctlr-C </text:span>apres avoir fait plusieurs fois [ENTREE])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<text:span text:style-name="T15">$&gt;</text:span> 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(faire <text:span text:style-name="T20">Ctlr-\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Z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C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D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\ </text:span>une seconde apres)</text:p>
          </table:table-cell>
          <table:table-cell table:style-name="ce17"/>
          <table:table-cell table:style-name="ce12"/>
          <table:table-cell table:style-name="ce51"/>
          <table:table-cell table:style-name="ce14"/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103" office:value-type="string" calcext:value-type="string" table:number-columns-spanned="1" table:number-rows-spanned="113">
            <text:p><text:span text:style-name="T11">🛫 </text:span>ENV &amp; EXPORT &amp; UNSET <text:span text:style-name="T11">🛬</text:span></text:p>
          </table:table-cell>
          <table:table-cell table:style-name="ce19" office:value-type="string" calcext:value-type="string"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 que ta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 env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<text:span text:style-name="T21">./Makefile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‘./Makefile’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9hey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9hey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| grep "HOME"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export HOME="<text:span text:style-name="T21">/home/vietdu91</text:span>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%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%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`<text:span text:style-name="T21">0</text:span>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?=2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ʻ?=2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9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ʻ9HOLA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9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9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_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_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_LA_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_LA_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@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ʻHOL@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50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~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~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H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-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-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A-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-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-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.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.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\\$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\$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\\\\L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\\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}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}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{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{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*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*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#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#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@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@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HO!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!LA=bonjour: event not found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$?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...</text:p>
            <text:p>HO<text:span text:style-name="T21">0</text:span>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+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+HO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+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+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HOLA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ʻ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 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 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soir</text:p>
            <text:p><text:span text:style-name="T15">$&gt;</text:span> export HOLA=bonretour</text:p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$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\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)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&amp;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jou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@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=bon;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8" office:value-type="string" calcext:value-type="string">
            <text:p>127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!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8" office:value-type="string" calcext:value-type="string">
            <text:p>bash: !jour: event not found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"jour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$USER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<text:span text:style-name="T21">vietdu91</text:span>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jour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HOLA=bonjour"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bonjour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 -n bonjour "</text:p>
            <text:p><text:span text:style-name="T15">$&gt;</text:span> echo $HOLA</text:p>
          </table:table-cell>
          <table:table-cell table:style-name="ce5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/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onjour /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'"'</text:p>
            <text:p><text:span text:style-name="T15">$&gt;</text:span> echo " $HOLA " | cat -e</text:p>
          </table:table-cell>
          <table:table-cell table:style-name="ce5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" 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at</text:p>
            <text:p><text:span text:style-name="T15">$&gt;</text:span> c$HOLA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6">[cela affiche le Makefile]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""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export HOLA="cat Makefile | grep NAME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cat Makefile | grep NA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hey</text:p>
            <text:p><text:span text:style-name="T15">$&gt;</text:span> echo $HOLA$HOLA$HOLA=hey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eyheyhey=heyhe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hey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"""$HOLA""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$HOLA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"$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"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HOLA HOLA"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 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" hola et $HOL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' hola et $HOLA'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$HOLA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bonjour</text:p>
            <text:p><text:span text:style-name="T15">$&gt;</text:span> export HOLA=" hola et $HOLA"$HOLA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s -l - 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s -l - a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$HOLA</text:p>
          </table:table-cell>
          <table:table-cell table:style-name="ce5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<text:span text:style-name="T21">[...]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"$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ls -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'$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l$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$HOLA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"$HOLA"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=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'$HOLA'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$HOLA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=A="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TE+S=T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55" office:value-type="string" calcext:value-type="string">
            <text:p>bash: export: `TE+S=T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=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'='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="="=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5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='='=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5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HOLA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p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'$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p$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"$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6" office:value-type="string" calcext:value-type="string">
            <text:p>/home/vietdu91/42_works/minishell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"HOLA"$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'HOLA'$'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-n</text:p>
            <text:p><text:span text:style-name="T15">$&gt;</text:span> "echo $HOLA" hey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-n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A=1 B=2 C=3 D=4 E=5 F=6 G=7 H=8</text:p>
            <text:p><text:span text:style-name="T15">$&gt;</text:span> echo "$A'$B"'$C"$D'$E'"$F'"'$G'$H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1'2$C"$D5"$F'7'8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ls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ls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58" office:value-type="string" calcext:value-type="string">
            <text:p><text:span text:style-name="T22">$&gt;</text:span><text:span text:style-name="T23"> unset ""</text:span>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unset: `': not a valid identifie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unset INEXISTAN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0">
          <table:table-cell table:style-name="ce52"/>
          <table:table-cell table:style-name="ce19" office:value-type="string" calcext:value-type="string">
            <text:p><text:span text:style-name="T15">$&gt;</text:span> unset PWD</text:p>
            <text:p><text:span text:style-name="T15">$&gt;</text:span> env | grep 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table-cell table:style-name="ce52"/>
          <table:table-cell table:style-name="ce19" office:value-type="string" calcext:value-type="string">
            <text:p><text:span text:style-name="T15">$&gt; </text:span>pwd</text:p>
            <text:p><text:span text:style-name="T15">$&gt;</text:span> unset PWD</text:p>
            <text:p><text:span text:style-name="T15">$&gt;</text:span> env | grep PWD</text:p>
            <text:p><text:span text:style-name="T15">$&gt;</text:span> cd $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  <text:p>$&gt;</text:p>
            <text:p>$&gt;</text:p>
            <text:p><text:span text:style-name="T21">/home/vietdu91</text:span>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OLDPWD</text:p>
            <text:p><text:span text:style-name="T15">$&gt;</text:span> env | grep OLD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59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9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9HOL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A9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A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?A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HOL?A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A=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2"/>
          <table:table-cell table:style-name="ce19" office:value-type="string" calcext:value-type="string">
            <text:p><text:span text:style-name="T15">$&gt;</text:span> unset HOL\\\\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\\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2"/>
          <table:table-cell table:style-name="ce19" office:value-type="string" calcext:value-type="string">
            <text:p><text:span text:style-name="T15">$&gt;</text:span> unset HOL;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A: command not found</text:p>
          </table:table-cell>
          <table:table-cell table:style-name="ce59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.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+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+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=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=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{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{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}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}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-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-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-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unset: -H: invalid option</text:p>
          </table:table-cell>
          <table:table-cell table:style-name="ce59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_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_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A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*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*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#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#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$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unset: `<text:span text:style-name="T21">/home/vietdu91/42_works/minishell</text:span>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@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@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!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!A: event not found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^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^A': not a valid identifier</text:p>
          </table:table-cell>
          <table:table-cell table:style-name="ce18" office:value-type="float" office:value="1" calcext:value-type="float">
            <text:p>1</text:p>
          </table:table-cell>
          <table:table-cell table:style-name="ce50"/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HOL$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\~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unset: `HOL~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"" HOLA</text:p>
            <text:p><text:span text:style-name="T15">$&gt; </text:span>env | grep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18" office:value-type="string" calcext:value-type="string">
            <text:p>0</text:p>
            <text:p>1</text:p>
          </table:table-cell>
          <table:table-cell table:style-name="ce16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59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PATH</text:p>
            <text:p><text:span text:style-name="T15">$&gt; </text:span>cat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at: No such file or directory</text:p>
            <text:p>$&gt;</text:p>
          </table:table-cell>
          <table:table-cell table:style-name="ce59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=====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=====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++++++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++++++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______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18"/>
          <table:table-cell table:style-name="ce19" office:value-type="string" calcext:value-type="string">
            <text:p><text:span text:style-name="T15">$&gt;</text:span> unset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ech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c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unse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sud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export hola | unset hola | echo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0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4">
            <text:p>FICHIERS BINAIRES 0️⃣ 1️⃣</text:p>
          </table:table-cell>
          <table:table-cell table:style-name="ce19" office:value-type="string" calcext:value-type="string">
            <text:p><text:span text:style-name="T15">$&gt;</text:span> /bin/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/bin/echo Hola Que Tal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/bin/env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/bin/cd <text:span text:style-name="T21">Desktop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/bin/cd: No such file or directory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12">
          <table:table-cell table:style-name="ce110" office:value-type="string" calcext:value-type="string" table:number-columns-spanned="1" table:number-rows-spanned="2">
            <text:p>HISTORIQUE <text:span text:style-name="T11">🏦</text:span></text:p>
          </table:table-cell>
          <table:table-cell table:style-name="ce10" office:value-type="string" calcext:value-type="string">
            <text:p><text:span text:style-name="T15">$&gt;</text:span> histor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14">
          <table:covered-table-cell/>
          <table:table-cell table:style-name="ce10" office:value-type="string" calcext:value-type="string">
            <text:p><text:span text:style-name="T15">$&gt;</text:span> [<text:span text:style-name="T16">touche du haut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" office:value-type="string" calcext:value-type="string">
            <text:p><text:span text:style-name="T15">$&gt;</text:span> clear</text:p>
          </table:table-cell>
          <table:table-cell table:style-name="ce18" office:value-type="string" calcext:value-type="string">
            <text:p>/</text:p>
          </table:table-cell>
          <table:table-cell table:style-name="ce16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71">
            <text:p>CD 💿 PWD</text:p>
          </table:table-cell>
          <table:table-cell table:style-name="ce19" office:value-type="string" calcext:value-type="string"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./hola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 que tal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p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 p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pwd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 env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On doit se retrouver dans le dossier défini par $HOME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L'user reste dans le même dossier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On se retrouve au dossier précédent</text:p>
            <text:p><text:span text:style-name="T25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/./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<text:span text:style-name="T21">srcs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cs objs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'<text:span text:style-name="T21">srcs</text:span>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<text:span text:style-name="T21">srcs</text:span>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etc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'tc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"tc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<text:span text:style-name="T21">sr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Makefile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<text:span text:style-name="T21">Makefile</text:span>: Not a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text:span text:style-name="T21">minishell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/../../../../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/../.././../bin/ls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cd: .././../.././../bin/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'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/////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//////'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text:span text:style-name="T21">minishell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<text:span text:style-name="T21">/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/text:p>
            <text:p><text:span text:style-name="T15">$&gt;</text:span> cd 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_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_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-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---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63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$HOME $HOME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3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/<text:span text:style-name="T21">42_works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$PWD/<text:span text:style-name="T21">srcs</text:span>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$PWD/<text:span text:style-name="T21">srcs</text:span>'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$PWD<text:span text:style-name="T21">/srcs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cd $HOME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=</text:p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</text:p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d <text:span text:style-name="T21">minishell Docs crashtest.c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$?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0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~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d ~/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~/ | echo $?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7" office:value-type="string" calcext:value-type="string">
            <text:p>[BONUS] <text:span text:style-name="T32">S'il n'y a qu'un seul </text:span><text:span text:style-name="T33">doss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7" office:value-type="string" calcext:value-type="string">
            <text:p>[BONUS] <text:span text:style-name="T32">S'il n'y a qu'un seul </text:span><text:span text:style-name="T33">fich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 <text:span text:style-name="T32">S'il y au moins deux éléments</text:span>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 ..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pwd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/a/b</text:span></text:p>
            <text:p>$&gt;</text:p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</text:span></text:p>
            <text:p>$&gt;</text:p>
            <text:p><text:span text:style-name="T21">/home/vietdu91/42_works/minishell/a/b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cd a</text:p>
            <text:p><text:span text:style-name="T15">$&gt;</text:span> rm -r ../a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../../../home/vietdu91/42_works/minishell/a</text:span></text:p>
            <text:p>$&gt;</text:p>
            <text:p><text:span text:style-name="T21">../../..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$HOME/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3" office:value-type="string" calcext:value-type="string">
            <text:p><text:span text:style-name="T35">A gerer ?</text:span></text:p>
            <text:p>/hom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<text:span text:style-name="T21">home/vietdu91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3" office:value-type="string" calcext:value-type="string">
            <text:p><text:span text:style-name="T35">A gerer ?</text:span></text:p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<text:span text:style-name="T35">A gerer ?</text:span></text:p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<text:span text:style-name="T35">A gerer ?</text:span></text:p>
            <text:p>/home/vietdu91/42_works</text:p>
          </table:table-cell>
          <table:table-cell table:number-columns-repeated="1014"/>
        </table:table-row>
        <table:table-row table:style-name="ro7">
          <table:table-cell table:style-name="ce110" office:value-type="string" calcext:value-type="string" table:number-columns-spanned="1" table:number-rows-spanned="14">
            <text:p>BÂTARDS <text:span text:style-name="T13">🖕</text:span></text:p>
          </table:table-cell>
          <table:table-cell table:style-name="ce10" office:value-type="string" calcext:value-type="string">
            <text:p><text:span text:style-name="T20">$&gt;</text:span> chmod 000 minishell</text:p>
            <text:p><text:span text:style-name="T20">$&gt;</text:span> ./minishell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./minishell 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hola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./Makefile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6" office:value-type="string" calcext:value-type="string">
            <text:p>bash: ./Makefile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6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nv | grep SHLVL</text:p>
            <text:p><text:span text:style-name="T15">$&gt;</text:span> ./minishell</text:p>
            <text:p><text:span text:style-name="T15">$&gt;</text:span> env | grep SHLVL</text:p>
            <text:p><text:span text:style-name="T15">$&gt;</text:span> exit</text:p>
            <text:p><text:span text:style-name="T15">$&gt;</text:span> env | grep SHLV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6" office:value-type="string" calcext:value-type="string"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touch hola</text:p>
            <text:p><text:span text:style-name="T15">$&gt;</text:span> ./hola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./hola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70" office:value-type="string" calcext:value-type="string">
            <text:p>66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wc -l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2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0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2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HOME not set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46">
            <text:p>EXIT <text:s/>⛔</text:p>
          </table:table-cell>
          <table:table-cell table:style-name="ce19" office:value-type="string" calcext:value-type="string">
            <text:p><text:span text:style-name="T15">$&gt;</text:span> exit</text:p>
          </table:table-cell>
          <table:table-cell table:style-name="ce27"/>
          <table:table-cell table:style-name="ce12"/>
          <table:table-cell table:style-name="ce51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exit</text:p>
          </table:table-cell>
          <table:table-cell table:style-name="ce27"/>
          <table:table-cell table:style-name="ce12"/>
          <table:table-cell table:style-name="ce51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exit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too many arguments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2" calcext:value-type="float">
            <text:p>25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3" calcext:value-type="float">
            <text:p>25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++++++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------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--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'666'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bash: exit: "666"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6" calcext:value-type="float">
            <text:p>86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5" calcext:value-type="float">
            <text:p>255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72" office:value-type="string" calcext:value-type="string">
            <text:p>exit</text:p>
            <text:p>bash: exit: 9223372036854775808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72" office:value-type="string" calcext:value-type="string">
            <text:p>exit</text:p>
            <text:p>bash: exit: -9223372036854775809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48">
            <text:p>PIPES <text:span text:style-name="T11">🚬</text:span></text:p>
          </table:table-cell>
          <table:table-cell table:style-name="ce19" office:value-type="string" calcext:value-type="string">
            <text:p><text:span text:style-name="T15">$&gt;</text:span> 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/>
            <text:p/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| exit 42</text:p>
          </table:table-cell>
          <table:table-cell table:style-name="ce73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42" calcext:value-type="float">
            <text:p>42</text:p>
          </table:table-cell>
          <table:table-cell table:style-name="ce16" office:value-type="string" calcext:value-type="string">
            <text:p>Ne fait rien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| echo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oui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whoami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whereis ls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hola</text:p>
          </table:table-cell>
          <table:table-cell table:style-name="ce11"/>
          <table:table-cell table:style-name="ce12"/>
          <table:table-cell table:style-name="ce51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 ls hola</text:p>
          </table:table-cell>
          <table:table-cell table:style-name="ce17"/>
          <table:table-cell table:style-name="ce12"/>
          <table:table-cell table:style-name="ce51"/>
          <table:table-cell table:style-name="ce14"/>
          <table:table-cell table:style-name="ce15"/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ola: command not found</text:p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loh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est.c$$$$$$$$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ca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[...]</text:p>
            <text:p><text:span text:style-name="T21">$$</text:span></text:p>
            <text:p><text:span text:style-name="T21">.PHONY: all clean fclean re$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file_not_exist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ello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0"/>
          <table:table-cell table:style-name="ce30" office:value-type="string" calcext:value-type="string">
            <text:p><text:span text:style-name="T15">$&gt;</text:span> export HOLA | echo hola</text:p>
            <text:p><text:span text:style-name="T15">$&gt;</text:span> 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60"/>
          <table:table-cell table:style-name="ce30" office:value-type="string" calcext:value-type="string">
            <text:p><text:span text:style-name="T15">$&gt;</text:span> 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sleep 3 | sleep 3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0">
          <table:table-cell table:style-name="ce60"/>
          <table:table-cell table:style-name="ce30" office:value-type="string" calcext:value-type="string">
            <text:p><text:span text:style-name="T15">$&gt;</text:span> 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60"/>
          <table:table-cell table:style-name="ce19" office:value-type="string" calcext:value-type="string">
            <text:p><text:span text:style-name="T15">$&gt;</text:span> echo hola &gt; a</text:p>
            <text:p><text:span text:style-name="T15">$&gt;</text:span> &gt;&gt;b echo que tal</text:p>
            <text:p><text:span text:style-name="T15">$&gt;</text:span> cat a | &lt;b cat | cat &gt; c | cat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table-cell table:style-name="ce104" office:value-type="string" calcext:value-type="string" table:number-columns-spanned="1" table:number-rows-spanned="26">
            <text:p>&amp;&amp; <text:span text:style-name="T12">🍒</text:span> ||</text:p>
          </table:table-cell>
          <table:table-cell table:style-name="ce19" office:value-type="string" calcext:value-type="string">
            <text:p><text:span text:style-name="T15">$&gt;</text:span> pwd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amp;&amp;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bonjour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bonjour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cho -n bonjour &amp;&amp; echo -n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pwd &amp;&amp;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pwd ||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pwd &amp;&amp;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|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""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&amp;&amp;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6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| echo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cat | echo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/>
            <text:p/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|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&amp;&amp;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/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xport "" &amp;&amp; unse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xport: `': not a valid identifier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table-cell table:style-name="ce110" office:value-type="string" calcext:value-type="string" table:number-columns-spanned="1" table:number-rows-spanned="38">
            <text:p>( PARENTHESES )</text:p>
          </table:table-cell>
          <table:table-cell table:style-name="ce19" office:value-type="string" calcext:value-type="string">
            <text:p><text:span text:style-name="T15">$&gt;</text:span>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 ( ls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) ls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&amp;&amp;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&amp;&amp;pwd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 ) &amp;&amp;pwd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( ( pwd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(ls &amp;&amp; pwd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ls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&g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 <text:span text:style-name="T32">Si pwd exist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75" office:value-type="string" calcext:value-type="string">
            <text:p>[BONUS] <text:span text:style-name="T32">Si pwd n'existe pa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( ( ( pwd)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)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(ls||pwd)&amp;&amp;(l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(lss||pwd)&amp;&amp;(ls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<text:span text:style-name="T17">bash: lss: command not found</text:span></text:p>
            <text:p>/home/vietdu91/42_works/minishell</text:p>
            <text:p><text:span text:style-name="T17">bash: lss: command not found</text:span>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lss&amp;&amp;pwd)&amp;&amp;(lss&amp;&amp;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<text:span text:style-name="T17">bash: lss: command not found</text:span></text:p>
            <text:p><text:span text:style-name="T17">$&gt;</text:span></text:p>
          </table:table-cell>
          <table:table-cell table:style-name="ce18" office:value-type="float" office:value="127" calcext:value-type="float">
            <text:p>127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15">$&gt; </text:span>(ls &amp;&amp; pwd | wc) &gt;&gt; hola</text:p>
            <text:p><text:span text:style-name="T15">$&gt;</text:span> echo hey&amp;&amp;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<text:span text:style-name="T17">hey</text:span></text:p>
            <text:p><text:span text:style-name="T17">$&gt;</text:span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 </text:span>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 </text:span>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(ls -z || pwd &amp;&amp; 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invalid option -- 'z'</text:p>
            <text:p><text:span text:style-name="T21">/home/vietdu91/42_works/minishell</text:span></text:p>
            <text:p><text:span text:style-name="T21">crashtest.c Docs Dockers Drawings Makefile minishell philosophers pwd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ls || (cat Makefile|grep srcs) &amp;&amp; (pwd|wc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-z &amp;&amp; (ls) &amp;&amp; (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ls: invalid option -- 'z'</text:p>
            <text:p>$&gt;</text:p>
          </table:table-cell>
          <table:table-cell table:style-name="ce18" office:value-type="float" office:value="130" calcext:value-type="float">
            <text:p>13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(ls &gt; Docs/hey &amp;&amp; pwd)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ls &gt; Docs/hey &amp;&amp; pwd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2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. &amp;&amp; pwd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cd ../.. &amp;&amp; pwd)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z || cd ../../..&amp;&amp;pwd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z || (cd ../../..&amp;&amp;pwd)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que tal &gt;&gt; bonjour</text:p>
            <text:p><text:span text:style-name="T15">$&gt;</text:span> 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bonjour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/tmp/bonjour</text:p>
            <text:p><text:span text:style-name="T15">$&gt;</text:span> cat -e /tmp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$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hey</text:p>
            <text:p><text:span text:style-name="T15">$&gt;</text:span> echo bonjour &gt; $HOLA</text:p>
            <text:p><text:span text:style-name="T15">$&gt;</text:span> echo $HOLA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whereis grep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ls -la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&gt;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&gt; 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&g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bonjour |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rout hola &gt; bonjour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command not found</text:p>
            <text:p>$&gt;</text:p>
            <text:p>bonjour [...]</text:p>
          </table:table-cell>
          <table:table-cell table:style-name="ce28" office:value-type="string" calcext:value-type="string">
            <text:p>127</text:p>
            <text:p>0</text:p>
          </table:table-cell>
          <table:table-cell table:style-name="ce34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ls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echo hola &gt; hello &gt;&gt; hello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echo hola &gt;&gt; hello &gt;&gt; hello 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ola &gt;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8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bonjour &lt;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5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 bonjour</text:p>
            <text:p><text:span text:style-name="T15">$&gt;</text:span> cat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bonjour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&gt;bonjour echo &gt; hola&gt;bonjour&gt;hola&gt;&gt;bonjour&gt;hola hey &gt;bonjour hola &gt;hola</text:p>
            <text:p><text:span text:style-name="T15">$&gt;</text:span> cat bonjour</text:p>
            <text:p><text:span text:style-name="T15">$&gt; </text:span>cat ho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hola1 &gt;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&gt;hola1 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wd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pw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<text:span text:style-name="T21">Makefile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.: not enough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srcs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rcs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..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..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 &lt;&l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lt;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 &gt; &gt;&gt; &lt;&lt;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 &g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gt; ls1 &lt; ls2</text:p>
            <text:p><text:span text:style-name="T15">$&gt;</text:span>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28" office:value-type="string" calcext:value-type="string"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&gt;hola</text:p>
            <text:p><text:span text:style-name="T15">$&gt;</text:span> cat hola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bonjour</text:p>
            <text:p><text:span text:style-name="T15">$&gt;</text:span> 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 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srcs/bonjour</text:p>
            <text:p><text:span text:style-name="T15">$&gt;</text:span> 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'"h"o hola &gt; bonjour</text:p>
            <text:p><text:span text:style-name="T15">$&gt;</text:span> 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\ 1</text:p>
            <text:p><text:span text:style-name="T15">$&gt;</text:span> ls</text:p>
            <text:p><text:span text:style-name="T15">$&gt;</text:span> cat bonjour\ 1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 hey</text:p>
            <text:p><text:span text:style-name="T15">$&gt;</text:span> ls</text:p>
            <text:p><text:span text:style-name="T15">$&gt;</text:span> cat bonjour</text:p>
            <text:p><text:span text:style-name="T15">$&gt;</text:span> cat hey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srcs/hello &lt;prout</text:p>
            <text:p><text:span text:style-name="T15">$&gt;</text:span> 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gt;srcs/hello &lt;prout</text:p>
            <text:p><text:span text:style-name="T15">$&gt;</text:span> ls srcs</text:p>
            <text:p><text:span text:style-name="T15">$&gt;</text:span> 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lt;prout &gt;srcs/hello</text:p>
            <text:p><text:span text:style-name="T15">$&gt;</text:span> ls srcs</text:p>
            <text:p><text:span text:style-name="T15">$&gt;</text:span> cat srcs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gt;../hello &lt;prout</text:p>
            <text:p><text:span text:style-name="T15">$&gt;</text:span> cat ../bonjour ..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gt;../hello &lt;prout</text:p>
            <text:p><text:span text:style-name="T15">$&gt;</text:span> ls ..</text:p>
            <text:p><text:span text:style-name="T15">$&gt;</text:span> cat ../bonjour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lt;prout &gt;../hello</text:p>
            <text:p><text:span text:style-name="T15">$&gt;</text:span> cat ../bonjour</text:p>
            <text:p><text:span text:style-name="T15">$&gt;</text:span> cat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lt;prout &gt;../hello</text:p>
            <text:p><text:span text:style-name="T15">$&gt;</text:span> ls ..</text:p>
            <text:p><text:span text:style-name="T15">$&gt;</text:span> cat ..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lt;prout &gt;&gt;srcs/bonjour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lt;bonjour &gt;hello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&gt;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rm bonjour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lt;prout hello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&gt;bonjour &lt;prout hello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29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&lt;bonjour cat | wc &gt; bonjour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 0 0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rm -f bonjour</text:p>
            <text:p><text:span text:style-name="T15">$&gt;</text:span> rm bonjour &gt; bonjour</text:p>
            <text:p><text:span text:style-name="T15">$&gt;</text:span> ls -l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bonjour': No such file or directory</text:p>
          </table:table-cell>
          <table:table-cell table:style-name="ce28" office:value-type="string" calcext:value-type="string">
            <text:p>0</text:p>
            <text:p>0</text:p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"$HOLA"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"HOLA"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&gt;hey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xport A=hey</text:p>
            <text:p><text:span text:style-name="T15">$&gt;</text:span> export A B=Hola D E C="Que Tal"</text:p>
            <text:p><text:span text:style-name="T15">$&gt;</text:span> echo $PROUT$B$C &gt; /tmp/a &gt; /tmp/b &gt; /tmp/c</text:p>
            <text:p><text:span text:style-name="T15">$&gt;</text:span> cat /tmp/a</text:p>
            <text:p><text:span text:style-name="T15">$&gt;</text:span> cat /tmp/b</text:p>
            <text:p><text:span text:style-name="T15">$&gt; 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87" office:value-type="string" calcext:value-type="string">
            <text:p><text:span text:style-name="T15">!!!!!</text:span> Contenu du fichier a : "Amour Tu es Horrible"</text:p>
            <text:p><text:span text:style-name="T24">!!!!!</text:span> Contenu du fichier b : "0123456789"</text:p>
            <text:p><text:span text:style-name="T25">!!!!!</text:span> Contenu du fichier c : "Prout"</text:p>
          </table:table-cell>
          <table:table-cell table:style-name="ce88" table:number-columns-repeated="6"/>
          <table:table-cell table:style-name="ce29" table:number-columns-repeated="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rout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9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9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a &gt; b &gt; c</text:p>
            <text:p><text:span text:style-name="T15">$&gt;</text:span> cat a</text:p>
            <text:p><text:span text:style-name="T15">$&gt;</text:span> cat b</text:p>
            <text:p><text:span text:style-name="T15">$&gt;</text:span> 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dir</text:p>
            <text:p><text:span text:style-name="T15">$&gt;</text:span> ls -la &gt; dir/bonjour</text:p>
            <text:p><text:span text:style-name="T15">$&gt;</text:span> 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</text:p>
            <text:p><text:span text:style-name="T15">$&gt;</text:span> 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&gt;d cat &lt;a &gt;&gt;e</text:p>
            <text:p><text:span text:style-name="T15">$&gt;</text:span> cat a</text:p>
            <text:p><text:span text:style-name="T15">$&gt;</text:span> cat d</text:p>
            <text:p><text:span text:style-name="T15">$&gt;</text:span> 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 a &gt; b cat &gt; hey &gt;&gt; d</text:p>
            <text:p><text:span text:style-name="T15">$&gt;</text:span> cat d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  <text:p>[...] a b hey d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table-cell table:style-name="ce110" office:value-type="string" calcext:value-type="string" table:number-columns-spanned="1" table:number-rows-spanned="19">
            <text:p>HEREDOC <text:span text:style-name="T14">⏮️</text:span></text:p>
          </table:table-cell>
          <table:table-cell table:style-name="ce19" office:value-type="string" calcext:value-type="string">
            <text:p><text:span text:style-name="T15">$&gt;</text:span> 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<text:span text:style-name="T21">/home/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cat &lt;&lt; $HOME</text:p>
          </table:table-cell>
          <table:table-cell table:style-name="ce11"/>
          <table:table-cell table:style-name="ce12"/>
          <table:table-cell table:style-name="ce89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cat &lt;&lt; hola &gt; bonjour</text:p>
            <text:p><text:span text:style-name="T15">$&gt;</text:span> 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cat &lt;&lt; hola | rev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lt;&lt;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91" office:value-type="string" calcext:value-type="string">
            <text:p>bash: syntax error near 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prout &lt;&lt; lol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prout &lt;&lt; lol &lt;&lt; cat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ho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&gt; $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hola"$"b"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&gt; hola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$hol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table:style-name="ce55" office:value-type="string" calcext:value-type="string">
            <text:p>&gt; $hola$$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 ho$la$"$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table:style-name="ce55" office:value-type="string" calcext:value-type="string">
            <text:p>&gt; hola$a$$b</text:p>
            <text:p>&gt; ho$la$a$$n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bash: syntax error near unexpected token `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bash: syntax error near 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18">
          <table:table-cell table:style-name="ce104" office:value-type="string" calcext:value-type="string" table:number-columns-spanned="1" table:number-rows-spanned="6">
            <text:p>WILDCARD ⭐</text:p>
          </table:table-cell>
          <table:table-cell table:style-name="ce19" office:value-type="string" calcext:value-type="string">
            <text:p><text:span text:style-name="T15">$&gt;</text:span> ls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test.c</text:span></text:p>
            <text:p/>
            <text:p><text:span text:style-name="T21">Docs:</text:span></text:p>
            <text:p><text:span text:style-name="T21">identite.pdf loyer.pdf</text:span></text:p>
            <text:p><text:span text:style-name="T21">srcs:</text:span></text:p>
            <text:p><text:span text:style-name="T21">main.c utils.c sor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*.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*.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ls: cannot access '*.hola' : No such file or directory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*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at M*e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0" office:value-type="string" calcext:value-type="string">
            <text:p>cat: 'M*ee': No such file or directory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ake*fi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C.$A$1" table:cell-range-address="RC.$D$23:RC.$G$768"/>
        </table:named-expression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  <style:text-properties fo:color="#ffffff"/>
    </style:style>
  </office:styles>
  <office:automatic-styles>
    <style:page-layout style:name="Mpm1">
      <style:page-layout-properties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7T20:04:39.668023694</dc:date>
    <meta:editing-cycles>9</meta:editing-cycles>
    <meta:editing-duration>PT5H32M3S</meta:editing-duration>
    <meta:document-statistic meta:table-count="1" meta:cell-count="3712" meta:object-count="0"/>
  </office:meta>
</office:document-meta>
</file>